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62cm" draw:stroke-linejoin="miter" svg:stroke-linecap="butt" draw:fill="solid" draw:fill-color="#c6d9f1" draw:opacity="40%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none" svg:stroke-width="0.062cm" draw:stroke-linejoin="miter" svg:stroke-linecap="butt" draw:fill="solid" draw:fill-color="#ddd9c3" draw:opacity="40%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light2" loext:color-type="theme">
          <loext:transformation loext:type="lummod" loext:value="9000"/>
        </loext:fill-complex-color>
      </style:graphic-properties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width="0cm" draw:fill="solid" draw:fill-color="#ccccc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ff66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66ff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729fc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Blank_20_Slid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573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solid" draw:fill-color="#c6d9f1" draw:opacity="40%"/>
      <style:paragraph-properties fo:text-align="start"/>
      <style:text-properties fo:font-size="18pt"/>
    </style:style>
    <style:style style:name="P2" style:family="paragraph">
      <loext:graphic-properties draw:fill="solid" draw:fill-color="#ddd9c3" draw:opacity="40%"/>
      <style:paragraph-properties fo:text-align="start"/>
      <style:text-properties fo:font-size="18pt"/>
    </style:style>
    <style:style style:name="P3" style:family="paragraph">
      <loext:graphic-properties draw:fill="solid" draw:fill-color="#cccccc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loext:graphic-properties draw:fill="solid" draw:fill-color="#ff6600"/>
      <style:paragraph-properties fo:text-align="start"/>
      <style:text-properties fo:font-size="18pt"/>
    </style:style>
    <style:style style:name="P7" style:family="paragraph">
      <loext:graphic-properties draw:fill="solid" draw:fill-color="#66ff00"/>
      <style:paragraph-properties fo:text-align="start"/>
      <style:text-properties fo:font-size="18pt"/>
    </style:style>
    <style:style style:name="P8" style:family="paragraph">
      <loext:graphic-properties draw:fill="solid" draw:fill-color="#729fcf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italic" style:text-underline-style="none" fo:font-weight="normal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27.997cm" svg:height="11.804cm" svg:x="-0.022cm" svg:y="1.6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8.549cm" svg:height="8.395cm" svg:x="5.665cm" svg:y="3.9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draw:style-name="gr3">
          <draw:custom-shape draw:name="CustomShape 4" draw:style-name="gr4" draw:text-style-name="P3" draw:layer="layout" svg:width="3.942cm" svg:height="2.026cm" svg:x="0.717cm" svg:y="5.08cm">
            <text:p/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" draw:style-name="gr5" draw:text-style-name="P5" draw:layer="layout" svg:width="3.848cm" svg:height="0.871cm" svg:x="0.88cm" svg:y="5.742cm">
            <text:p text:style-name="P4"><text:span text:style-name="T1"><text:s text:c="4"/></text:span><text:span text:style-name="T1">Recei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 draw:style-name="gr3">
          <draw:custom-shape draw:name="CustomShape 7" draw:style-name="gr6" draw:text-style-name="P6" draw:layer="layout" svg:width="3.841cm" svg:height="1.263cm" svg:x="6.488cm" svg:y="5.4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7" draw:text-style-name="P5" draw:layer="layout" svg:width="2.908cm" svg:height="0.871cm" svg:x="6.872cm" svg:y="5.742cm">
            <text:p text:style-name="P4"><text:span text:style-name="T1"><text:s text:c="2"/></text:span><text:span text:style-name="T1">Deman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9" draw:style-name="gr8" draw:text-style-name="P7" draw:layer="layout" svg:width="3.841cm" svg:height="1.263cm" svg:x="6.845cm" svg:y="9.7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5" draw:layer="layout" svg:width="3.419cm" svg:height="0.886cm" svg:x="7.085cm" svg:y="10.017cm">
          <text:p text:style-name="P4"><text:span text:style-name="T1">Vehicle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draw:style-name="gr3">
          <draw:custom-shape draw:name="CustomShape 12" draw:style-name="gr6" draw:text-style-name="P6" draw:layer="layout" svg:width="3.292cm" svg:height="1.263cm" svg:x="16.165cm" svg:y="7.46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10" draw:text-style-name="P5" draw:layer="layout" svg:width="2.908cm" svg:height="0.871cm" svg:x="16.549cm" svg:y="7.723cm">
            <text:p text:style-name="P4"><text:span text:style-name="T1">Deman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4" draw:style-name="gr11" draw:text-style-name="P8" draw:layer="layout" svg:width="3.342cm" svg:height="1.626cm" svg:x="20.268cm" svg:y="7.258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2" draw:text-style-name="P5" draw:layer="layout" svg:width="4.155cm" svg:height="1.162cm" svg:x="13.258cm" svg:y="4.228cm">
          <text:p text:style-name="P4"><text:span text:style-name="T2">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" draw:text-style-name="P3" draw:layer="layout" svg:width="4.059cm" svg:height="2.025cm" svg:x="11.339cm" svg:y="7.087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3" draw:text-style-name="P10" draw:layer="layout" svg:width="4.066cm" svg:height="0.871cm" svg:x="11.393cm" svg:y="7.313cm">
          <text:p text:style-name="P9"><text:span text:style-name="T1">PID </text:span></text:p>
          <text:p text:style-name="P9"><text:span text:style-name="T3">Controll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" draw:text-style-name="P3" draw:layer="layout" svg:width="4.82cm" svg:height="3.042cm" svg:x="0.162cm" svg:y="8.9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4" draw:text-style-name="P5" draw:layer="layout" svg:width="2.565cm" svg:height="0.871cm" svg:x="1.339cm" svg:y="9.078cm">
          <text:p text:style-name="P4"><text:span text:style-name="T1">Sens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" draw:text-style-name="P8" draw:layer="layout" svg:width="2.177cm" svg:height="1.164cm" svg:x="1.419cm" svg:y="10.041cm">
          <text:p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5" draw:text-style-name="P5" draw:layer="layout" svg:width="1.464cm" svg:height="0.803cm" svg:x="1.806cm" svg:y="10.199cm">
          <text:p text:style-name="P4"><text:span text:style-name="T1">I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6" draw:text-style-name="P11" draw:layer="layout" svg:width="0.756cm" svg:height="0.001cm" svg:x="15.404cm" svg:y="8.10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6" draw:text-style-name="P11" draw:layer="layout" svg:width="0.761cm" svg:height="0.005cm" svg:x="19.487cm" svg:y="8.06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11" draw:text-style-name="P8" draw:layer="layout" svg:width="2.738cm" svg:height="1.263cm" svg:x="24.769cm" svg:y="7.4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7" draw:text-style-name="P5" draw:layer="layout" svg:width="2.33cm" svg:height="0.871cm" svg:x="25.073cm" svg:y="7.617cm">
          <text:p text:style-name="P4"><text:span text:style-name="T1"><text:s text:c="2"/></text:span><text:span text:style-name="T1">ES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8" draw:text-style-name="P11" draw:layer="layout" svg:width="0.03cm" svg:height="2.869cm" draw:transform="rotate (-1.5707963267949) translate (14.826cm 7.363cm)">
          <text:p/>
          <draw:enhanced-geometry draw:mirror-horizontal="false" draw:mirror-vertical="true" draw:text-areas="0 0 ?f5 ?f6" svg:viewBox="0 0 0 0" draw:type="ooxml-curvedConnector3" draw:modifiers="403217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29" draw:style-name="gr18" draw:text-style-name="P11" draw:layer="layout" svg:width="1.147cm" svg:height="0.001cm" svg:x="23.615cm" svg:y="8.07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18" draw:text-style-name="P11" draw:layer="layout" svg:width="1.819cm" svg:height="0.022cm" svg:x="4.664cm" svg:y="6.09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8" draw:text-style-name="P11" draw:layer="layout" svg:width="1.853cm" svg:height="0.006cm" svg:x="4.987cm" svg:y="10.40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8" draw:text-style-name="P11" draw:layer="layout" svg:width="1.055cm" svg:height="1.624cm" svg:x="10.334cm" svg:y="6.12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18" draw:text-style-name="P11" draw:layer="layout" svg:width="1.238cm" svg:height="1.588cm" svg:x="10.691cm" svg:y="8.81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19" draw:text-style-name="P5" draw:layer="layout" svg:width="1.734cm" svg:height="0.799cm" svg:x="21.185cm" svg:y="7.719cm">
          <text:p text:style-name="P4"><text:span text:style-name="T1">Mix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0" draw:text-style-name="P5" draw:layer="layout" svg:width="6.496cm" svg:height="1.162cm" svg:x="11.258cm" svg:y="2.022cm">
          <text:p text:style-name="P4"><text:span text:style-name="T4">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1" draw:layer="layout" svg:width="0.765cm" svg:height="0.001cm" svg:x="15.399cm" svg:y="8.09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8" draw:text-style-name="P11" draw:layer="layout" svg:width="0.765cm" svg:height="0.001cm" svg:x="19.499cm" svg:y="8.09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PlaceHolder 1" draw:style-name="gr21" draw:layer="layout" svg:width="12.563cm" svg:height="9.423cm" svg:x="4.511cm" svg:y="3.493cm" draw:page-number="1" presentation:class="page"/>
          <draw:frame draw:name="PlaceHolder 2" presentation:style-name="pr1" draw:text-style-name="P12" draw:layer="layout" svg:width="17.263cm" svg:height="10.997cm" svg:x="2.161cm" svg:y="13.445cm" presentation:class="notes" presentation:placeholder="true" presentation:user-transformed="true">
            <draw:text-box/>
          </draw:frame>
          <draw:custom-shape draw:name="TextShape 3" draw:style-name="gr22" draw:text-style-name="P14" draw:layer="layout" svg:width="9.352cm" svg:height="1.397cm" svg:x="12.228cm" svg:y="26.538cm">
            <text:p text:style-name="P13"><text:span text:style-name="T5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over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over_20_Content-title" draw:layer="backgroundobjects" svg:width="19.798cm" svg:height="11.136cm" svg:x="0.6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_20_over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itle_2c__20_Content_20_over_20_Content-title" draw:layer="backgroundobjects" svg:width="0cm" svg:height="0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4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Title_2c__20_4_20_Content-title" draw:layer="backgroundobjects" svg:width="0cm" svg:height="0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6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8.113cm" svg:height="5.807cm" svg:x="1.4cm" svg:y="4.913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8.113cm" svg:height="5.807cm" svg:x="9.921cm" svg:y="4.913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8.113cm" svg:height="5.807cm" svg:x="18.442cm" svg:y="4.913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8.113cm" svg:height="5.807cm" svg:x="1.4cm" svg:y="11.274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8.113cm" svg:height="5.807cm" svg:x="9.921cm" svg:y="11.274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8.113cm" svg:height="5.807cm" svg:x="18.442cm" svg:y="11.274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0cm" svg:height="0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Blank_20_Slide-title" draw:layer="backgroundobjects" svg:width="0cm" svg:height="0cm" svg:x="0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Slide-title" draw:layer="backgroundobjects" svg:width="25.199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0cm" svg:height="0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0cm" svg:height="0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0cm" svg:height="0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Only-title" draw:layer="backgroundobjects" svg:width="25.199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Centered_20_Text-title" draw:layer="backgroundobjects" svg:width="0cm" svg:height="0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and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6cm" svg:height="12.177cm" svg:x="14.313cm" svg:y="4.913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and_20_Content-title" draw:layer="backgroundobjects" svg:width="0cm" svg:height="0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Content_20_and_20_2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0cm" svg:height="0cm" svg:x="0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25T20:56:15</meta:creation-date>
    <meta:initial-creator>Levy, Simon</meta:initial-creator>
    <dc:language>en-US</dc:language>
    <dc:date>2024-08-18T16:08:41</dc:date>
    <meta:editing-cycles>49</meta:editing-cycles>
    <dc:title>PowerPoint Presentation</dc:title>
    <meta:editing-duration>P1DT3H12M</meta:editing-duration>
    <meta:generator>LibreOffice/24.2.5.2$Linux_X86_64 LibreOffice_project/420$Build-2</meta:generator>
    <meta:document-statistic meta:object-count="15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